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2de6db" style:font-size-asian="16pt" style:font-size-complex="16pt"/>
    </style:style>
    <style:style style:name="P2" style:family="paragraph" style:parent-style-name="Standard">
      <style:text-properties style:font-name="Courier 10 Pitch" fo:font-size="16pt" officeooo:rsid="00045ea4" officeooo:paragraph-rsid="002fb0e0" style:font-size-asian="16pt" style:font-size-complex="16pt"/>
    </style:style>
    <style:style style:name="P3" style:family="paragraph" style:parent-style-name="Standard">
      <style:text-properties style:font-name="Courier 10 Pitch" fo:font-size="16pt" officeooo:rsid="00045ea4" officeooo:paragraph-rsid="00303d2b" style:font-size-asian="16pt" style:font-size-complex="16pt"/>
    </style:style>
    <style:style style:name="P4" style:family="paragraph" style:parent-style-name="Standard">
      <style:text-properties style:font-name="Courier 10 Pitch" fo:font-size="16pt" officeooo:rsid="00045ea4" officeooo:paragraph-rsid="00307011" style:font-size-asian="16pt" style:font-size-complex="16pt"/>
    </style:style>
    <style:style style:name="P5" style:family="paragraph" style:parent-style-name="Text_20_body">
      <style:text-properties officeooo:rsid="000f59fb" officeooo:paragraph-rsid="002de6db"/>
    </style:style>
    <style:style style:name="P6" style:family="paragraph" style:parent-style-name="Text_20_body">
      <style:text-properties officeooo:paragraph-rsid="002de6db"/>
    </style:style>
    <style:style style:name="P7" style:family="paragraph" style:parent-style-name="Text_20_body">
      <style:text-properties officeooo:rsid="0025665b" officeooo:paragraph-rsid="002e3915"/>
    </style:style>
    <style:style style:name="P8" style:family="paragraph" style:parent-style-name="Text_20_body">
      <style:text-properties officeooo:rsid="00087423" officeooo:paragraph-rsid="002fb0e0"/>
    </style:style>
    <style:style style:name="P9" style:family="paragraph" style:parent-style-name="Text_20_body">
      <style:text-properties officeooo:paragraph-rsid="00303d2b"/>
    </style:style>
    <style:style style:name="P10" style:family="paragraph" style:parent-style-name="Text_20_body">
      <style:text-properties officeooo:rsid="001c6891" officeooo:paragraph-rsid="00307011"/>
    </style:style>
    <style:style style:name="P11" style:family="paragraph" style:parent-style-name="Text_20_body">
      <style:text-properties officeooo:rsid="0020ef9d" officeooo:paragraph-rsid="0030b28a"/>
    </style:style>
    <style:style style:name="P12" style:family="paragraph" style:parent-style-name="Heading_20_1" style:master-page-name="Right_20_Page">
      <style:paragraph-properties style:page-number="auto"/>
      <style:text-properties officeooo:rsid="000aca01" officeooo:paragraph-rsid="0030b28a"/>
    </style:style>
    <style:style style:name="P13" style:family="paragraph" style:parent-style-name="Heading_20_3">
      <style:text-properties officeooo:paragraph-rsid="002de6db"/>
    </style:style>
    <style:style style:name="P14" style:family="paragraph" style:parent-style-name="Heading_20_3">
      <style:text-properties officeooo:paragraph-rsid="002e3915"/>
    </style:style>
    <style:style style:name="P15" style:family="paragraph" style:parent-style-name="Heading_20_3">
      <style:text-properties officeooo:paragraph-rsid="002fb0e0"/>
    </style:style>
    <style:style style:name="P16" style:family="paragraph" style:parent-style-name="Heading_20_3">
      <style:text-properties officeooo:paragraph-rsid="00303d2b"/>
    </style:style>
    <style:style style:name="P17" style:family="paragraph" style:parent-style-name="Heading_20_3">
      <style:text-properties officeooo:paragraph-rsid="00307011"/>
    </style:style>
    <style:style style:name="P18" style:family="paragraph" style:parent-style-name="Heading_20_3">
      <style:text-properties officeooo:paragraph-rsid="0030b28a"/>
    </style:style>
    <style:style style:name="P19" style:family="paragraph" style:parent-style-name="Heading_20_3">
      <style:paragraph-properties fo:break-before="page"/>
      <style:text-properties officeooo:rsid="0008f0b2" officeooo:paragraph-rsid="002de6db"/>
    </style:style>
    <style:style style:name="P20" style:family="paragraph" style:parent-style-name="Heading_20_3">
      <style:paragraph-properties fo:break-before="page"/>
      <style:text-properties officeooo:rsid="0025665b" officeooo:paragraph-rsid="002e3915"/>
    </style:style>
    <style:style style:name="P21" style:family="paragraph" style:parent-style-name="Heading_20_3">
      <style:paragraph-properties fo:break-before="page"/>
      <style:text-properties officeooo:rsid="00087423" officeooo:paragraph-rsid="002fb0e0"/>
    </style:style>
    <style:style style:name="P22" style:family="paragraph" style:parent-style-name="Heading_20_3">
      <style:paragraph-properties fo:break-before="page"/>
      <style:text-properties officeooo:paragraph-rsid="00303d2b"/>
    </style:style>
    <style:style style:name="P23" style:family="paragraph" style:parent-style-name="Heading_20_3">
      <style:paragraph-properties fo:break-before="page"/>
      <style:text-properties officeooo:rsid="001c6891" officeooo:paragraph-rsid="00307011"/>
    </style:style>
    <style:style style:name="P24" style:family="paragraph" style:parent-style-name="Heading_20_3">
      <style:paragraph-properties fo:break-before="page"/>
      <style:text-properties officeooo:rsid="0020ef9d" officeooo:paragraph-rsid="0030b28a"/>
    </style:style>
    <style:style style:name="T1" style:family="text">
      <style:text-properties officeooo:rsid="000f14e3"/>
    </style:style>
    <style:style style:name="T2" style:family="text">
      <style:text-properties officeooo:rsid="0025665b"/>
    </style:style>
    <style:style style:name="T3" style:family="text">
      <style:text-properties officeooo:rsid="0026f99a"/>
    </style:style>
    <style:style style:name="T4" style:family="text">
      <style:text-properties officeooo:rsid="0025582f"/>
    </style:style>
    <style:style style:name="T5" style:family="text">
      <style:text-properties officeooo:rsid="001dad2a"/>
    </style:style>
    <style:style style:name="T6" style:family="text">
      <style:text-properties officeooo:rsid="000f59fb"/>
    </style:style>
    <style:style style:name="T7" style:family="text">
      <style:text-properties officeooo:rsid="002e3915"/>
    </style:style>
    <style:style style:name="T8" style:family="text">
      <style:text-properties officeooo:rsid="0008f0b2"/>
    </style:style>
    <style:style style:name="T9" style:family="text">
      <style:text-properties officeooo:rsid="001c6891"/>
    </style:style>
    <style:style style:name="T10" style:family="text">
      <style:text-properties officeooo:rsid="0020ef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10">If I Had a Hammer</text:span></text:h>
      <text:h text:style-name="Heading_20_2" text:outline-level="2">(<text:span text:style-name="T10">Pete Seeger</text:span>)</text:h>
      <text:p text:style-name="Text_20_body">Time Signature: <text:span text:style-name="T1">4</text:span>/4 </text:p>
      <text:p text:style-name="Text_20_body">Chords: <text:span text:style-name="T10">Bm, C, D, G</text:span></text:p>
      <text:p text:style-name="Text_20_body">Tempo: 1<text:span text:style-name="T10">4</text:span>0 - 1<text:span text:style-name="T10">6</text:span>0 BPM</text:p>
      <text:p text:style-name="Text_20_body"/>
      <text:h text:style-name="P24" text:outline-level="3">[INTRO]</text:h>
      <text:p text:style-name="P11">G Bm C D</text:p>
      <text:p text:style-name="P11">G Bm C</text:p>
      <text:h text:style-name="P18" text:outline-level="3">[VERSE 1]</text:h>
      <text:p text:style-name="P11">D <text:s text:c="9"/>G Bm C </text:p>
      <text:p text:style-name="P11">If I had a hammer,</text:p>
      <text:p text:style-name="P11">D <text:s text:c="16"/>G Bm C</text:p>
      <text:p text:style-name="P11">I'd hammer in the morning,</text:p>
      <text:p text:style-name="P11">D <text:s text:c="16"/>G Bm C</text:p>
      <text:p text:style-name="P11">I'd hammer in the evening,</text:p>
      <text:p text:style-name="P11">D <text:s text:c="12"/>D</text:p>
      <text:p text:style-name="P11">All over this land,</text:p>
      <text:h text:style-name="P18" text:outline-level="3">[Chorus]</text:h>
      <text:p text:style-name="P11"><text:s text:c="15"/>G</text:p>
      <text:p text:style-name="P11">I'd hammer out danger,</text:p>
      <text:p text:style-name="P11"><text:s text:c="17"/>Em</text:p>
      <text:p text:style-name="P11">I'd hammer out a warning,</text:p>
      <text:p text:style-name="P11"><text:s text:c="15"/>C <text:s text:c="5"/>G</text:p>
      <text:p text:style-name="P11">I'd hammer out love between,</text:p>
      <text:p text:style-name="P11"><text:s text:c="3"/>C <text:s text:c="14"/>G</text:p>
      <text:p text:style-name="P11">My brothers and my sisters,</text:p>
      <text:p text:style-name="P11">C G D <text:s text:c="8"/>G Bm C D</text:p>
      <text:p text:style-name="P11">All over this land.</text:p>
      <text:p text:style-name="P11">G Bm C</text:p>
      <text:h text:style-name="P18" text:outline-level="3">[VERSE 2]</text:h>
      <text:p text:style-name="P11">D <text:s text:c="9"/>G Bm C</text:p>
      <text:p text:style-name="P11">If I had a bell,</text:p>
      <text:p text:style-name="P11">D <text:s text:c="17"/>G Bm C</text:p>
      <text:p text:style-name="P11">I'd ring it in the morning,</text:p>
      <text:p text:style-name="P11">D <text:s text:c="17"/>G Bm C</text:p>
      <text:p text:style-name="P11">I'd ring it in the evening,</text:p>
      <text:p text:style-name="P11">D <text:s text:c="12"/>D</text:p>
      <text:p text:style-name="P11">All over this land,</text:p>
      <text:p text:style-name="P11"/>
      <text:p text:style-name="P11"/>
      <text:p text:style-name="P11"/>
      <text:p text:style-name="P11"/>
      <text:p text:style-name="P11"/>
      <text:p text:style-name="P11"/>
      <text:h text:style-name="P18" text:outline-level="3"><text:soft-page-break/>[BRIDGE]</text:h>
      <text:p text:style-name="P11"><text:s text:c="13"/>G</text:p>
      <text:p text:style-name="P11">I'd ring out danger,</text:p>
      <text:p text:style-name="P11"><text:s text:c="15"/>Em</text:p>
      <text:p text:style-name="P11">I'd ring out a warning,</text:p>
      <text:p text:style-name="P11"><text:s text:c="13"/>C <text:s text:c="5"/>G</text:p>
      <text:p text:style-name="P11">I'd ring out love between,</text:p>
      <text:p text:style-name="P11"><text:s text:c="3"/>C <text:s text:c="14"/>G</text:p>
      <text:p text:style-name="P11">My brothers and my sisters,</text:p>
      <text:p text:style-name="P11">C G D <text:s text:c="8"/>G Bm C D</text:p>
      <text:p text:style-name="P11">All over this land.</text:p>
      <text:p text:style-name="P11">G Bm C</text:p>
      <text:h text:style-name="P18" text:outline-level="3">[VERSE 3]</text:h>
      <text:p text:style-name="P11">D <text:s text:c="9"/>G Bm C</text:p>
      <text:p text:style-name="P11">If I had a song</text:p>
      <text:p text:style-name="P11">D <text:s text:c="17"/>G Bm C</text:p>
      <text:p text:style-name="P11">I'd sing it in the morning,</text:p>
      <text:p text:style-name="P11">D <text:s text:c="17"/>G Bm C</text:p>
      <text:p text:style-name="P11">I'd sing it in the evening,</text:p>
      <text:p text:style-name="P11">D <text:s text:c="12"/>D</text:p>
      <text:p text:style-name="P11">All over this land,</text:p>
      <text:h text:style-name="P18" text:outline-level="3">[<text:span text:style-name="T10">CHORUS</text:span>]</text:h>
      <text:p text:style-name="P11"><text:s text:c="13"/>G</text:p>
      <text:p text:style-name="P11">I'd sing out danger,</text:p>
      <text:p text:style-name="P11"><text:s text:c="15"/>Em</text:p>
      <text:p text:style-name="P11">I'd sing out a warning,</text:p>
      <text:p text:style-name="P11"><text:s text:c="13"/>C <text:s text:c="5"/>G</text:p>
      <text:p text:style-name="P11">I'd sing out love between,</text:p>
      <text:p text:style-name="P11"><text:s text:c="3"/>C <text:s text:c="14"/>G</text:p>
      <text:p text:style-name="P11">My brothers and my sisters,</text:p>
      <text:p text:style-name="P11">C G D <text:s text:c="8"/>G Bm C D</text:p>
      <text:p text:style-name="P11">All over this land.</text:p>
      <text:p text:style-name="P11">G Bm C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18" text:outline-level="3"><text:soft-page-break/>[VERSE 4]</text:h>
      <text:p text:style-name="P11">D <text:s text:c="15"/>G Bm C </text:p>
      <text:p text:style-name="P11">Well, I've got a hammer</text:p>
      <text:p text:style-name="P11">D <text:s text:c="13"/>G Bm C</text:p>
      <text:p text:style-name="P11">and I've got a bell</text:p>
      <text:p text:style-name="P11">D <text:s text:c="13"/>G <text:s text:c="6"/>Bm C</text:p>
      <text:p text:style-name="P11">and I've got a song to sing</text:p>
      <text:p text:style-name="P11">D <text:s text:c="12"/>D</text:p>
      <text:p text:style-name="P11">all over this land</text:p>
      <text:h text:style-name="P18" text:outline-level="3">[BRIDGE]</text:h>
      <text:p text:style-name="P11"><text:s text:c="19"/>G</text:p>
      <text:p text:style-name="P11">It's the hammer of justice</text:p>
      <text:p text:style-name="P11"><text:s text:c="17"/>Em</text:p>
      <text:p text:style-name="P11">It's the bell of freedom</text:p>
      <text:p text:style-name="P11"><text:s text:c="18"/>C <text:s text:c="5"/>G</text:p>
      <text:p text:style-name="P11">It's a song about love between my</text:p>
      <text:p text:style-name="P11">C <text:s text:c="14"/>G</text:p>
      <text:p text:style-name="P11">brothers and my sisters</text:p>
      <text:p text:style-name="P11">C G D <text:s text:c="8"/>G C G</text:p>
      <text:p text:style-name="P11"><text:span text:style-name="T10">all over this la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43M27S</meta:editing-duration>
    <meta:editing-cycles>35</meta:editing-cycles>
    <meta:generator>LibreOffice/4.3.3.2$Linux_X86_64 LibreOffice_project/430m0$Build-2</meta:generator>
    <dc:title>Lyrics + Chords</dc:title>
    <dc:date>2017-04-04T21:23:38.250677412</dc:date>
    <meta:print-date>2017-04-03T12:23:29.985893000</meta:print-date>
    <meta:document-statistic meta:table-count="0" meta:image-count="0" meta:object-count="0" meta:page-count="4" meta:paragraph-count="91" meta:word-count="332" meta:character-count="1745" meta:non-whitespace-character-count="979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